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25-02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24-02-2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23-02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22-0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21-03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9-02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8-02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7-02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8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8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8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8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0206</text:p>
          </table:table-cell>
          <table:table-cell office:value-type="string" calcext:value-type="string">
            <text:p>City of Pecos Ward Field #5</text:p>
          </table:table-cell>
          <table:table-cell office:value-type="string" calcext:value-type="string">
            <text:p>197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